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ComplexTypes.WsdlComplexTypes( WsdlTypes wsdl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ComplexTypes.getComplexType( String complex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